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sort" table:style-name="ta1">
        <table:shapes>
          <draw:frame draw:z-index="0" draw:style-name="gr1" draw:text-style-name="P1" svg:width="160.15mm" svg:height="89.96mm" svg:x="1.03mm" svg:y="72.6mm">
            <loext:p draw:notify-on-update-of-ranges="data_sort.A1:data_sort.A1 data_sort.A2:data_sort.A15 data_sort.B1:data_sort.B1 data_sort.B2:data_sort.B15 data_sort.A1:data_sort.A1 data_sort.A2:data_sort.A15 data_sort.C1:data_sort.C1 data_sort.C2:data_sort.C15 data_sort.A1:data_sort.A1 data_sort.A2:data_sort.A15 data_sort.D1:data_sort.D1 data_sort.D2:data_sort.D15 data_sort.A1:data_sort.A1 data_sort.A2:data_sort.A15 data_sort.E1:data_sort.E1 data_sort.E2:data_sort.E15 data_sort.A1:data_sort.A1 data_sort.A2:data_sort.A15 data_sort.G1:data_sort.G1 data_sort.G2:data_sort.G15 data_sort.A1:data_sort.A1 data_sort.A2:data_sort.A15 data_sort.H1:data_sort.H1 data_sort.H2:data_sort.H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0.49mm" svg:y="5.17mm">
            <loext:p draw:notify-on-update-of-ranges="data_sort.A1:data_sort.A1 data_sort.A2:data_sort.A15 data_sort.B1:data_sort.B1 data_sort.B2:data_sort.B15 data_sort.A1:data_sort.A1 data_sort.A2:data_sort.A15 data_sort.D1:data_sort.D1 data_sort.D2:data_sort.D15 data_sort.A1:data_sort.A1 data_sort.A2:data_sort.A15 data_sort.E1:data_sort.E1 data_sort.E2:data_sort.E15 data_sort.A1:data_sort.A1 data_sort.A2:data_sort.A15 data_sort.H1:data_sort.H1 data_sort.H2:data_sort.H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3.66mm" svg:height="84.75mm" svg:x="186.5mm" svg:y="104.9mm">
            <loext:p draw:notify-on-update-of-ranges="data_sort.A1:data_sort.A1 data_sort.A2:data_sort.A15 data_sort.B1:data_sort.B1 data_sort.B2:data_sort.B15 data_sort.A1:data_sort.A1 data_sort.A2:data_sort.A15 data_sort.D1:data_sort.D1 data_sort.D2:data_sort.D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bub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in_merge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ick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000004" calcext:value-type="float">
            <text:p>0.000004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" calcext:value-type="float">
            <text:p>0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0004" calcext:value-type="float">
            <text:p>0.0000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0006" calcext:value-type="float">
            <text:p>0.0000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" calcext:value-type="float">
            <text:p>0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0.000009" calcext:value-type="float">
            <text:p>0.0000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" calcext:value-type="float">
            <text:p>0</text:p>
          </table:table-cell>
          <table:table-cell office:value-type="float" office:value="0.000045" calcext:value-type="float">
            <text:p>0.000045</text:p>
          </table:table-cell>
          <table:table-cell office:value-type="float" office:value="0.000006" calcext:value-type="float">
            <text:p>0.00000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79" calcext:value-type="float">
            <text:p>0.000079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29" calcext:value-type="float">
            <text:p>0.000029</text:p>
          </table:table-cell>
          <table:table-cell office:value-type="float" office:value="0" calcext:value-type="float">
            <text:p>0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0.000012" calcext:value-type="float">
            <text:p>0.00001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266" calcext:value-type="float">
            <text:p>0.000266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0" calcext:value-type="float">
            <text:p>0</text:p>
          </table:table-cell>
          <table:table-cell office:value-type="float" office:value="0.000695" calcext:value-type="float">
            <text:p>0.000695</text:p>
          </table:table-cell>
          <table:table-cell office:value-type="float" office:value="0.000027" calcext:value-type="float">
            <text:p>0.00002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001025" calcext:value-type="float">
            <text:p>0.001025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" calcext:value-type="float">
            <text:p>0</text:p>
          </table:table-cell>
          <table:table-cell office:value-type="float" office:value="0.002595" calcext:value-type="float">
            <text:p>0.002595</text:p>
          </table:table-cell>
          <table:table-cell office:value-type="float" office:value="0.000071" calcext:value-type="float">
            <text:p>0.000071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004084" calcext:value-type="float">
            <text:p>0.004084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" calcext:value-type="float">
            <text:p>0</text:p>
          </table:table-cell>
          <table:table-cell office:value-type="float" office:value="0.007837" calcext:value-type="float">
            <text:p>0.007837</text:p>
          </table:table-cell>
          <table:table-cell office:value-type="float" office:value="0.000125" calcext:value-type="float">
            <text:p>0.000125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014226" calcext:value-type="float">
            <text:p>0.014226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323" calcext:value-type="float">
            <text:p>0.000323</text:p>
          </table:table-cell>
          <table:table-cell office:value-type="float" office:value="0" calcext:value-type="float">
            <text:p>0</text:p>
          </table:table-cell>
          <table:table-cell office:value-type="float" office:value="0.030382" calcext:value-type="float">
            <text:p>0.030382</text:p>
          </table:table-cell>
          <table:table-cell office:value-type="float" office:value="0.000228" calcext:value-type="float">
            <text:p>0.000228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56882" calcext:value-type="float">
            <text:p>0.056882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" calcext:value-type="float">
            <text:p>0</text:p>
          </table:table-cell>
          <table:table-cell office:value-type="float" office:value="0.124104" calcext:value-type="float">
            <text:p>0.124104</text:p>
          </table:table-cell>
          <table:table-cell office:value-type="float" office:value="0.000459" calcext:value-type="float">
            <text:p>0.000459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0.218062" calcext:value-type="float">
            <text:p>0.218062</text:p>
          </table:table-cell>
          <table:table-cell office:value-type="float" office:value="0.000062" calcext:value-type="float">
            <text:p>0.000062</text:p>
          </table:table-cell>
          <table:table-cell office:value-type="float" office:value="0.001428" calcext:value-type="float">
            <text:p>0.001428</text:p>
          </table:table-cell>
          <table:table-cell office:value-type="float" office:value="0" calcext:value-type="float">
            <text:p>0</text:p>
          </table:table-cell>
          <table:table-cell office:value-type="float" office:value="0.480036" calcext:value-type="float">
            <text:p>0.480036</text:p>
          </table:table-cell>
          <table:table-cell office:value-type="float" office:value="0.000988" calcext:value-type="float">
            <text:p>0.000988</text:p>
          </table:table-cell>
        </table:table-row>
        <table:table-row table:style-name="ro1">
          <table:table-cell office:value-type="float" office:value="20480" calcext:value-type="float">
            <text:p>20480</text:p>
          </table:table-cell>
          <table:table-cell office:value-type="float" office:value="0.000086" calcext:value-type="float">
            <text:p>0.000086</text:p>
          </table:table-cell>
          <table:table-cell office:value-type="float" office:value="0.863466" calcext:value-type="float">
            <text:p>0.863466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3037" calcext:value-type="float">
            <text:p>0.003037</text:p>
          </table:table-cell>
          <table:table-cell office:value-type="float" office:value="0" calcext:value-type="float">
            <text:p>0</text:p>
          </table:table-cell>
          <table:table-cell office:value-type="float" office:value="1.917414" calcext:value-type="float">
            <text:p>1.917414</text:p>
          </table:table-cell>
          <table:table-cell office:value-type="float" office:value="0.002113" calcext:value-type="float">
            <text:p>0.002113</text:p>
          </table:table-cell>
        </table:table-row>
        <table:table-row table:style-name="ro1">
          <table:table-cell office:value-type="float" office:value="40960" calcext:value-type="float">
            <text:p>40960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3.444373" calcext:value-type="float">
            <text:p>3.444373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0.006867" calcext:value-type="float">
            <text:p>0.006867</text:p>
          </table:table-cell>
          <table:table-cell office:value-type="float" office:value="0" calcext:value-type="float">
            <text:p>0</text:p>
          </table:table-cell>
          <table:table-cell office:value-type="float" office:value="7.808798" calcext:value-type="float">
            <text:p>7.808798</text:p>
          </table:table-cell>
          <table:table-cell office:value-type="float" office:value="0.004536" calcext:value-type="float">
            <text:p>0.004536</text:p>
          </table:table-cell>
        </table:table-row>
        <table:table-row table:style-name="ro1">
          <table:table-cell office:value-type="float" office:value="81920" calcext:value-type="float">
            <text:p>81920</text:p>
          </table:table-cell>
          <table:table-cell office:value-type="float" office:value="0.000439" calcext:value-type="float">
            <text:p>0.000439</text:p>
          </table:table-cell>
          <table:table-cell office:value-type="float" office:value="13.781881" calcext:value-type="float">
            <text:p>13.781881</text:p>
          </table:table-cell>
          <table:table-cell office:value-type="float" office:value="0.000485" calcext:value-type="float">
            <text:p>0.000485</text:p>
          </table:table-cell>
          <table:table-cell office:value-type="float" office:value="0.013819" calcext:value-type="float">
            <text:p>0.013819</text:p>
          </table:table-cell>
          <table:table-cell office:value-type="float" office:value="0" calcext:value-type="float">
            <text:p>0</text:p>
          </table:table-cell>
          <table:table-cell office:value-type="float" office:value="31.139601" calcext:value-type="float">
            <text:p>31.139601</text:p>
          </table:table-cell>
          <table:table-cell office:value-type="float" office:value="0.009585" calcext:value-type="float">
            <text:p>0.0095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00/00/0000</text:date>, <text:time style:data-style-name="N2" text:time-value="00:05:46.4915115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31T00:09:35.741195542</dc:date>
    <meta:editing-duration>PT8M5S</meta:editing-duration>
    <meta:editing-cycles>2</meta:editing-cycles>
    <meta:generator>LibreOffice/5.1.6.2$Linux_X86_64 LibreOffice_project/10m0$Build-2</meta:generator>
    <meta:document-statistic meta:table-count="1" meta:cell-count="12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6cm" svg:height="8.997cm" xlink:href=".." xlink:type="simple" chart:class="chart:scatter" chart:style-name="ch1">
        <chart:legend chart:legend-position="end" svg:x="13.667cm" svg:y="2.954cm" style:legend-expansion="high" chart:style-name="ch2"/>
        <chart:plot-area chart:style-name="ch3" table:cell-range-address="data_sort.A1:data_sort.E15 data_sort.G1:data_sort.H15" chart:data-source-has-labels="row" svg:x="0.489cm" svg:y="0.281cm" svg:width="13.025cm" svg:height="8.638cm">
          <chartooo:coordinate-region svg:x="1.11cm" svg:y="0.48cm" svg:width="11.939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_sort.B2:data_sort.B15" chart:label-cell-address="data_sort.B1:data_sort.B1" chart:class="chart:scatter">
            <chart:domain table:cell-range-address="data_sort.A2:data_sort.A15"/>
            <chart:data-point chart:repeated="14"/>
          </chart:series>
          <chart:series chart:style-name="ch7" chart:values-cell-range-address="data_sort.C2:data_sort.C15" chart:label-cell-address="data_sort.C1:data_sort.C1" chart:class="chart:scatter">
            <chart:data-point chart:repeated="14"/>
          </chart:series>
          <chart:series chart:style-name="ch8" chart:values-cell-range-address="data_sort.D2:data_sort.D15" chart:label-cell-address="data_sort.D1:data_sort.D1" chart:class="chart:scatter">
            <chart:data-point chart:repeated="14"/>
          </chart:series>
          <chart:series chart:style-name="ch9" chart:values-cell-range-address="data_sort.E2:data_sort.E15" chart:label-cell-address="data_sort.E1:data_sort.E1" chart:class="chart:scatter">
            <chart:data-point chart:repeated="14"/>
          </chart:series>
          <chart:series chart:style-name="ch10" chart:values-cell-range-address="data_sort.G2:data_sort.G15" chart:label-cell-address="data_sort.G1:data_sort.G1" chart:class="chart:scatter">
            <chart:data-point chart:repeated="14"/>
          </chart:series>
          <chart:series chart:style-name="ch11" chart:values-cell-range-address="data_sort.H2:data_sort.H15" chart:label-cell-address="data_sort.H1:data_sort.H1" chart:class="chart:scatte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ub</text:p>
                <draw:g>
                  <svg:desc>data_sort.B1:data_sort.B1</svg:desc>
                </draw:g>
              </table:table-cell>
              <table:table-cell office:value-type="string">
                <text:p>sel</text:p>
                <draw:g>
                  <svg:desc>data_sort.C1:data_sort.C1</svg:desc>
                </draw:g>
              </table:table-cell>
              <table:table-cell office:value-type="string">
                <text:p>ins</text:p>
                <draw:g>
                  <svg:desc>data_sort.D1:data_sort.D1</svg:desc>
                </draw:g>
              </table:table-cell>
              <table:table-cell office:value-type="string">
                <text:p>merge</text:p>
                <draw:g>
                  <svg:desc>data_sort.E1:data_sort.E1</svg:desc>
                </draw:g>
              </table:table-cell>
              <table:table-cell office:value-type="string">
                <text:p>quick</text:p>
                <draw:g>
                  <svg:desc>data_sort.G1:data_sort.G1</svg:desc>
                </draw:g>
              </table:table-cell>
              <table:table-cell office:value-type="string">
                <text:p>quick3</text:p>
                <draw:g>
                  <svg:desc>data_sort.H1:data_sort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data_sort.A2:data_sort.A15</svg:desc>
                </draw:g>
              </table:table-cell>
              <table:table-cell office:value-type="float" office:value="0.000004">
                <text:p>0.000004</text:p>
                <draw:g>
                  <svg:desc>data_sort.B2:data_sort.B15</svg:desc>
                </draw:g>
              </table:table-cell>
              <table:table-cell office:value-type="float" office:value="0.000004">
                <text:p>0.000004</text:p>
                <draw:g>
                  <svg:desc>data_sort.C2:data_sort.C15</svg:desc>
                </draw:g>
              </table:table-cell>
              <table:table-cell office:value-type="float" office:value="0.000003">
                <text:p>0.000003</text:p>
                <draw:g>
                  <svg:desc>data_sort.D2:data_sort.D15</svg:desc>
                </draw:g>
              </table:table-cell>
              <table:table-cell office:value-type="float" office:value="0.000006">
                <text:p>0.000006</text:p>
                <draw:g>
                  <svg:desc>data_sort.E2:data_sort.E15</svg:desc>
                </draw:g>
              </table:table-cell>
              <table:table-cell office:value-type="float" office:value="0.000005">
                <text:p>0.000005</text:p>
                <draw:g>
                  <svg:desc>data_sort.G2:data_sort.G15</svg:desc>
                </draw:g>
              </table:table-cell>
              <table:table-cell office:value-type="float" office:value="0.000004">
                <text:p>0.000004</text:p>
                <draw:g>
                  <svg:desc>data_sort.H2:data_sort.H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27">
                <text:p>0.000027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23">
                <text:p>0.00002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45">
                <text:p>0.000045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79">
                <text:p>0.000079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215">
                <text:p>0.000215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">
                <text:p>32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266">
                <text:p>0.000266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41">
                <text:p>0.000041</text:p>
              </table:table-cell>
              <table:table-cell office:value-type="float" office:value="0.000695">
                <text:p>0.000695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">
                <text:p>640</text:p>
              </table:table-cell>
              <table:table-cell office:value-type="float" office:value="0.000006">
                <text:p>0.000006</text:p>
              </table:table-cell>
              <table:table-cell office:value-type="float" office:value="0.001025">
                <text:p>0.001025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102">
                <text:p>0.000102</text:p>
              </table:table-cell>
              <table:table-cell office:value-type="float" office:value="0.002595">
                <text:p>0.002595</text:p>
              </table:table-cell>
              <table:table-cell office:value-type="float" office:value="0.000071">
                <text:p>0.0000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">
                <text:p>1280</text:p>
              </table:table-cell>
              <table:table-cell office:value-type="float" office:value="0.00001">
                <text:p>0.00001</text:p>
              </table:table-cell>
              <table:table-cell office:value-type="float" office:value="0.004084">
                <text:p>0.004084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161">
                <text:p>0.000161</text:p>
              </table:table-cell>
              <table:table-cell office:value-type="float" office:value="0.007837">
                <text:p>0.007837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0">
                <text:p>2560</text:p>
              </table:table-cell>
              <table:table-cell office:value-type="float" office:value="0.000013">
                <text:p>0.000013</text:p>
              </table:table-cell>
              <table:table-cell office:value-type="float" office:value="0.014226">
                <text:p>0.014226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323">
                <text:p>0.000323</text:p>
              </table:table-cell>
              <table:table-cell office:value-type="float" office:value="0.030382">
                <text:p>0.030382</text:p>
              </table:table-cell>
              <table:table-cell office:value-type="float" office:value="0.000228">
                <text:p>0.0002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0">
                <text:p>5120</text:p>
              </table:table-cell>
              <table:table-cell office:value-type="float" office:value="0.000028">
                <text:p>0.000028</text:p>
              </table:table-cell>
              <table:table-cell office:value-type="float" office:value="0.056882">
                <text:p>0.056882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685">
                <text:p>0.000685</text:p>
              </table:table-cell>
              <table:table-cell office:value-type="float" office:value="0.124104">
                <text:p>0.124104</text:p>
              </table:table-cell>
              <table:table-cell office:value-type="float" office:value="0.000459">
                <text:p>0.0004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0">
                <text:p>10240</text:p>
              </table:table-cell>
              <table:table-cell office:value-type="float" office:value="0.000053">
                <text:p>0.000053</text:p>
              </table:table-cell>
              <table:table-cell office:value-type="float" office:value="0.218062">
                <text:p>0.218062</text:p>
              </table:table-cell>
              <table:table-cell office:value-type="float" office:value="0.000062">
                <text:p>0.000062</text:p>
              </table:table-cell>
              <table:table-cell office:value-type="float" office:value="0.001428">
                <text:p>0.001428</text:p>
              </table:table-cell>
              <table:table-cell office:value-type="float" office:value="0.480036">
                <text:p>0.480036</text:p>
              </table:table-cell>
              <table:table-cell office:value-type="float" office:value="0.000988">
                <text:p>0.0009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0">
                <text:p>20480</text:p>
              </table:table-cell>
              <table:table-cell office:value-type="float" office:value="0.000086">
                <text:p>0.000086</text:p>
              </table:table-cell>
              <table:table-cell office:value-type="float" office:value="0.863466">
                <text:p>0.863466</text:p>
              </table:table-cell>
              <table:table-cell office:value-type="float" office:value="0.000114">
                <text:p>0.000114</text:p>
              </table:table-cell>
              <table:table-cell office:value-type="float" office:value="0.003037">
                <text:p>0.003037</text:p>
              </table:table-cell>
              <table:table-cell office:value-type="float" office:value="1.917414">
                <text:p>1.917414</text:p>
              </table:table-cell>
              <table:table-cell office:value-type="float" office:value="0.002113">
                <text:p>0.0021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0">
                <text:p>40960</text:p>
              </table:table-cell>
              <table:table-cell office:value-type="float" office:value="0.00021">
                <text:p>0.00021</text:p>
              </table:table-cell>
              <table:table-cell office:value-type="float" office:value="3.444373">
                <text:p>3.444373</text:p>
              </table:table-cell>
              <table:table-cell office:value-type="float" office:value="0.000318">
                <text:p>0.000318</text:p>
              </table:table-cell>
              <table:table-cell office:value-type="float" office:value="0.006867">
                <text:p>0.006867</text:p>
              </table:table-cell>
              <table:table-cell office:value-type="float" office:value="7.808798">
                <text:p>7.808798</text:p>
              </table:table-cell>
              <table:table-cell office:value-type="float" office:value="0.004536">
                <text:p>0.0045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0">
                <text:p>81920</text:p>
              </table:table-cell>
              <table:table-cell office:value-type="float" office:value="0.000439">
                <text:p>0.000439</text:p>
              </table:table-cell>
              <table:table-cell office:value-type="float" office:value="13.781881">
                <text:p>13.781881</text:p>
              </table:table-cell>
              <table:table-cell office:value-type="float" office:value="0.000485">
                <text:p>0.000485</text:p>
              </table:table-cell>
              <table:table-cell office:value-type="float" office:value="0.013819">
                <text:p>0.013819</text:p>
              </table:table-cell>
              <table:table-cell office:value-type="float" office:value="31.139601">
                <text:p>31.139601</text:p>
              </table:table-cell>
              <table:table-cell office:value-type="float" office:value="0.009585">
                <text:p>0.0095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51cm" svg:y="3.454cm" style:legend-expansion="high" chart:style-name="ch2"/>
        <chart:plot-area chart:style-name="ch3" table:cell-range-address="data_sort.A1:data_sort.B15 data_sort.D1:data_sort.E15 data_sort.H1:data_sort.H15" chart:data-source-has-labels="row" svg:x="0.32cm" svg:y="0.18cm" svg:width="13.011cm" svg:height="8.64cm">
          <chartooo:coordinate-region svg:x="1.418cm" svg:y="0.379cm" svg:width="11.44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_sort.B2:data_sort.B15" chart:label-cell-address="data_sort.B1:data_sort.B1" chart:class="chart:scatter">
            <chart:domain table:cell-range-address="data_sort.A2:data_sort.A15"/>
            <chart:data-point chart:repeated="14"/>
          </chart:series>
          <chart:series chart:style-name="ch7" chart:values-cell-range-address="data_sort.D2:data_sort.D15" chart:label-cell-address="data_sort.D1:data_sort.D1" chart:class="chart:scatter">
            <chart:data-point chart:repeated="14"/>
          </chart:series>
          <chart:series chart:style-name="ch8" chart:values-cell-range-address="data_sort.E2:data_sort.E15" chart:label-cell-address="data_sort.E1:data_sort.E1" chart:class="chart:scatter">
            <chart:data-point chart:repeated="14"/>
          </chart:series>
          <chart:series chart:style-name="ch9" chart:values-cell-range-address="data_sort.H2:data_sort.H15" chart:label-cell-address="data_sort.H1:data_sort.H1" chart:class="chart:scatte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ub</text:p>
                <draw:g>
                  <svg:desc>data_sort.B1:data_sort.B1</svg:desc>
                </draw:g>
              </table:table-cell>
              <table:table-cell office:value-type="string">
                <text:p>ins</text:p>
                <draw:g>
                  <svg:desc>data_sort.D1:data_sort.D1</svg:desc>
                </draw:g>
              </table:table-cell>
              <table:table-cell office:value-type="string">
                <text:p>merge</text:p>
                <draw:g>
                  <svg:desc>data_sort.E1:data_sort.E1</svg:desc>
                </draw:g>
              </table:table-cell>
              <table:table-cell office:value-type="string">
                <text:p>quick3</text:p>
                <draw:g>
                  <svg:desc>data_sort.H1:data_sort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data_sort.A2:data_sort.A15</svg:desc>
                </draw:g>
              </table:table-cell>
              <table:table-cell office:value-type="float" office:value="0.000004">
                <text:p>0.000004</text:p>
                <draw:g>
                  <svg:desc>data_sort.B2:data_sort.B15</svg:desc>
                </draw:g>
              </table:table-cell>
              <table:table-cell office:value-type="float" office:value="0.000003">
                <text:p>0.000003</text:p>
                <draw:g>
                  <svg:desc>data_sort.D2:data_sort.D15</svg:desc>
                </draw:g>
              </table:table-cell>
              <table:table-cell office:value-type="float" office:value="0.000006">
                <text:p>0.000006</text:p>
                <draw:g>
                  <svg:desc>data_sort.E2:data_sort.E15</svg:desc>
                </draw:g>
              </table:table-cell>
              <table:table-cell office:value-type="float" office:value="0.000004">
                <text:p>0.000004</text:p>
                <draw:g>
                  <svg:desc>data_sort.H2:data_sort.H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8">
                <text:p>0.000008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29">
                <text:p>0.000029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">
                <text:p>32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  <table:table-cell office:value-type="float" office:value="0.000041">
                <text:p>0.000041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">
                <text:p>640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7">
                <text:p>0.000007</text:p>
              </table:table-cell>
              <table:table-cell office:value-type="float" office:value="0.000102">
                <text:p>0.000102</text:p>
              </table:table-cell>
              <table:table-cell office:value-type="float" office:value="0.000071">
                <text:p>0.0000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">
                <text:p>1280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9">
                <text:p>0.000009</text:p>
              </table:table-cell>
              <table:table-cell office:value-type="float" office:value="0.000161">
                <text:p>0.000161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0">
                <text:p>2560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15">
                <text:p>0.000015</text:p>
              </table:table-cell>
              <table:table-cell office:value-type="float" office:value="0.000323">
                <text:p>0.000323</text:p>
              </table:table-cell>
              <table:table-cell office:value-type="float" office:value="0.000228">
                <text:p>0.0002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0">
                <text:p>5120</text:p>
              </table:table-cell>
              <table:table-cell office:value-type="float" office:value="0.000028">
                <text:p>0.000028</text:p>
              </table:table-cell>
              <table:table-cell office:value-type="float" office:value="0.000032">
                <text:p>0.000032</text:p>
              </table:table-cell>
              <table:table-cell office:value-type="float" office:value="0.000685">
                <text:p>0.000685</text:p>
              </table:table-cell>
              <table:table-cell office:value-type="float" office:value="0.000459">
                <text:p>0.0004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0">
                <text:p>10240</text:p>
              </table:table-cell>
              <table:table-cell office:value-type="float" office:value="0.000053">
                <text:p>0.000053</text:p>
              </table:table-cell>
              <table:table-cell office:value-type="float" office:value="0.000062">
                <text:p>0.000062</text:p>
              </table:table-cell>
              <table:table-cell office:value-type="float" office:value="0.001428">
                <text:p>0.001428</text:p>
              </table:table-cell>
              <table:table-cell office:value-type="float" office:value="0.000988">
                <text:p>0.0009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0">
                <text:p>20480</text:p>
              </table:table-cell>
              <table:table-cell office:value-type="float" office:value="0.000086">
                <text:p>0.000086</text:p>
              </table:table-cell>
              <table:table-cell office:value-type="float" office:value="0.000114">
                <text:p>0.000114</text:p>
              </table:table-cell>
              <table:table-cell office:value-type="float" office:value="0.003037">
                <text:p>0.003037</text:p>
              </table:table-cell>
              <table:table-cell office:value-type="float" office:value="0.002113">
                <text:p>0.0021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0">
                <text:p>40960</text:p>
              </table:table-cell>
              <table:table-cell office:value-type="float" office:value="0.00021">
                <text:p>0.00021</text:p>
              </table:table-cell>
              <table:table-cell office:value-type="float" office:value="0.000318">
                <text:p>0.000318</text:p>
              </table:table-cell>
              <table:table-cell office:value-type="float" office:value="0.006867">
                <text:p>0.006867</text:p>
              </table:table-cell>
              <table:table-cell office:value-type="float" office:value="0.004536">
                <text:p>0.0045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0">
                <text:p>81920</text:p>
              </table:table-cell>
              <table:table-cell office:value-type="float" office:value="0.000439">
                <text:p>0.000439</text:p>
              </table:table-cell>
              <table:table-cell office:value-type="float" office:value="0.000485">
                <text:p>0.000485</text:p>
              </table:table-cell>
              <table:table-cell office:value-type="float" office:value="0.013819">
                <text:p>0.013819</text:p>
              </table:table-cell>
              <table:table-cell office:value-type="float" office:value="0.009585">
                <text:p>0.0095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367cm" svg:height="8.476cm" xlink:href=".." xlink:type="simple" chart:class="chart:scatter" chart:style-name="ch1">
        <chart:legend chart:legend-position="end" svg:x="13.467cm" svg:y="3.69cm" style:legend-expansion="high" chart:style-name="ch2"/>
        <chart:plot-area chart:style-name="ch3" table:cell-range-address="data_sort.A1:data_sort.B15 data_sort.D1:data_sort.D15" chart:data-source-has-labels="row" svg:x="0.307cm" svg:y="0.169cm" svg:width="12.853cm" svg:height="8.138cm">
          <chartooo:coordinate-region svg:x="1.59cm" svg:y="0.368cm" svg:width="11.105cm" svg:height="7.2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_sort.B2:data_sort.B15" chart:label-cell-address="data_sort.B1:data_sort.B1" chart:class="chart:scatter">
            <chart:domain table:cell-range-address="data_sort.A2:data_sort.A15"/>
            <chart:data-point chart:repeated="14"/>
          </chart:series>
          <chart:series chart:style-name="ch7" chart:values-cell-range-address="data_sort.D2:data_sort.D15" chart:label-cell-address="data_sort.D1:data_sort.D1" chart:class="chart:scatte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ub</text:p>
                <draw:g>
                  <svg:desc>data_sort.B1:data_sort.B1</svg:desc>
                </draw:g>
              </table:table-cell>
              <table:table-cell office:value-type="string">
                <text:p>ins</text:p>
                <draw:g>
                  <svg:desc>data_sort.D1:data_sor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data_sort.A2:data_sort.A15</svg:desc>
                </draw:g>
              </table:table-cell>
              <table:table-cell office:value-type="float" office:value="0.000004">
                <text:p>0.000004</text:p>
                <draw:g>
                  <svg:desc>data_sort.B2:data_sort.B15</svg:desc>
                </draw:g>
              </table:table-cell>
              <table:table-cell office:value-type="float" office:value="0.000003">
                <text:p>0.000003</text:p>
                <draw:g>
                  <svg:desc>data_sort.D2:data_sort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0.000002">
                <text:p>0.00000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">
                <text:p>320</text:p>
              </table:table-cell>
              <table:table-cell office:value-type="float" office:value="0.000003">
                <text:p>0.000003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">
                <text:p>640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">
                <text:p>1280</text:p>
              </table:table-cell>
              <table:table-cell office:value-type="float" office:value="0.00001">
                <text:p>0.00001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0">
                <text:p>2560</text:p>
              </table:table-cell>
              <table:table-cell office:value-type="float" office:value="0.000013">
                <text:p>0.000013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0">
                <text:p>5120</text:p>
              </table:table-cell>
              <table:table-cell office:value-type="float" office:value="0.000028">
                <text:p>0.000028</text:p>
              </table:table-cell>
              <table:table-cell office:value-type="float" office:value="0.000032">
                <text:p>0.0000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0">
                <text:p>10240</text:p>
              </table:table-cell>
              <table:table-cell office:value-type="float" office:value="0.000053">
                <text:p>0.000053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0">
                <text:p>20480</text:p>
              </table:table-cell>
              <table:table-cell office:value-type="float" office:value="0.000086">
                <text:p>0.000086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0">
                <text:p>40960</text:p>
              </table:table-cell>
              <table:table-cell office:value-type="float" office:value="0.00021">
                <text:p>0.00021</text:p>
              </table:table-cell>
              <table:table-cell office:value-type="float" office:value="0.000318">
                <text:p>0.0003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0">
                <text:p>81920</text:p>
              </table:table-cell>
              <table:table-cell office:value-type="float" office:value="0.000439">
                <text:p>0.000439</text:p>
              </table:table-cell>
              <table:table-cell office:value-type="float" office:value="0.000485">
                <text:p>0.0004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